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035" officeooo:paragraph-rsid="0011d035"/>
    </style:style>
    <style:style style:name="P2" style:family="paragraph" style:parent-style-name="Standard">
      <style:text-properties style:text-underline-style="solid" style:text-underline-width="auto" style:text-underline-color="font-color" officeooo:rsid="0011d035" officeooo:paragraph-rsid="0011d035"/>
    </style:style>
    <style:style style:name="P3" style:family="paragraph" style:parent-style-name="Standard">
      <style:text-properties style:text-underline-style="solid" style:text-underline-width="auto" style:text-underline-color="font-color" officeooo:rsid="00122a48" officeooo:paragraph-rsid="00122a48"/>
    </style:style>
    <style:style style:name="P4" style:family="paragraph" style:parent-style-name="Standard">
      <style:text-properties style:text-underline-style="solid" style:text-underline-width="auto" style:text-underline-color="font-color" officeooo:rsid="0014c151" officeooo:paragraph-rsid="0014c151"/>
    </style:style>
    <style:style style:name="P5" style:family="paragraph" style:parent-style-name="Standard">
      <style:text-properties style:text-underline-style="none" officeooo:rsid="00122a48" officeooo:paragraph-rsid="00122a48"/>
    </style:style>
    <style:style style:name="P6" style:family="paragraph" style:parent-style-name="Standard">
      <style:text-properties style:text-underline-style="none" officeooo:rsid="00122a48" officeooo:paragraph-rsid="00140f17"/>
    </style:style>
    <style:style style:name="P7" style:family="paragraph" style:parent-style-name="Standard">
      <style:text-properties style:text-underline-style="none" officeooo:rsid="00140f17" officeooo:paragraph-rsid="00140f17"/>
    </style:style>
    <style:style style:name="P8" style:family="paragraph" style:parent-style-name="Standard">
      <style:text-properties style:text-underline-style="none" officeooo:rsid="0015de26" officeooo:paragraph-rsid="0015de26"/>
    </style:style>
    <style:style style:name="P9" style:family="paragraph">
      <loext:graphic-properties draw:fill="gradient" draw:fill-color="#000000" draw:fill-gradient-name="Silver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text-align="center"/>
    </style:style>
    <style:style style:name="T1" style:family="text">
      <style:text-properties officeooo:rsid="00140f17"/>
    </style:style>
    <style:style style:name="T2" style:family="text">
      <style:text-properties officeooo:rsid="0014c151"/>
    </style:style>
    <style:style style:name="T3" style:family="text">
      <style:text-properties officeooo:rsid="00177e7f"/>
    </style:style>
    <style:style style:name="T4" style:family="text">
      <style:text-properties officeooo:rsid="0017bc93"/>
    </style:style>
    <style:style style:name="T5" style:family="text">
      <style:text-properties officeooo:rsid="0019ac0b"/>
    </style:style>
    <style:style style:name="gr1" style:family="graphic">
      <style:graphic-properties draw:fill="gradient" draw:fill-color="#000000" draw:fill-gradient-name="Silver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092cm" fo:min-width="0.5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196cm" fo:min-width="0.6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085cm" fo:min-width="0.5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106cm" fo:min-width="0.5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099cm" fo:min-width="0.5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ce 1:</text:p>
      <text:p text:style-name="P1"/>
      <text:p text:style-name="P1">A stack is a collection of elements having the LIFO structure (Last In, First Out).</text:p>
      <text:p text:style-name="P1">The two main operations that can be executed in this structure are:</text:p>
      <text:p text:style-name="P1">- push which consists to add an element to the top of the stack ;</text:p>
      <text:p text:style-name="P1">- pop which consists to remove and return the top of the stack.</text:p>
      <text:p text:style-name="P1">-swap which consists to change the position of the two elements on the top of the stack.</text:p>
      <text:p text:style-name="P1">-Some other operations (add,mul,sub,div,rem) on the last two elements and replace them by the result of this operation.</text:p>
      <text:p text:style-name="P1"/>
      <text:p text:style-name="P2">Exercie 2:</text:p>
      <text:p text:style-name="P2"/>
      <text:p text:style-name="P5">In this question, we have an initial state that refers to 0. We will push at first the element 12, than the element 7. So 7 will be the top of this list containing only two elements. The operation swap will return the same list where 12 is the top and 7 the remaining element. The operation sub will proceed by taking 12 first and then <text:span text:style-name="T5">subtracting</text:span> 5 from 12. The result returned on the stack will be 5.</text:p>
      <text:p text:style-name="P5"/>
      <text:p text:style-name="P3">Exercice 3:</text:p>
      <text:p text:style-name="P3"/>
      <text:p text:style-name="P6">3.1 -</text:p>
      <text:p text:style-name="P6"/>
      <text:p text:style-name="P6"><text:span text:style-name="T1">1 - The program is returning an error of the number of arguments given is not the one expected</text:span>.</text:p>
      <text:p text:style-name="P5">2 - <text:span text:style-name="T1">If several instructions of a program leads to an error, the program is not run and it return an Error message</text:span></text:p>
      <text:p text:style-name="P5">3 - <text:span text:style-name="T1">The program return the top of the stack if all the instructions are executed</text:span>.</text:p>
      <text:p text:style-name="P3"/>
      <text:p text:style-name="P3"/>
      <text:p text:style-name="P3"/>
      <text:p text:style-name="P3"/>
      <text:p text:style-name="P5">3.2 -</text:p>
      <text:p text:style-name="P5">The missing case is when a program’s execution leads to an empty stack. The semantic formalism of this case is given as follows:</text:p>
      <text:p text:style-name="P5"/>
      <text:p text:style-name="P5"><text:s text:c="4"/>Q,<text:span text:style-name="T4">q</text:span>1::...::<text:span text:style-name="T4">q</text:span>n::∅ -&gt;* ∅,∅</text:p>
      <text:p text:style-name="P5"><draw:line text:anchor-type="paragraph" draw:z-index="8" draw:name="Shape7" draw:style-name="gr8" draw:text-style-name="P11" svg:x1="0.169cm" svg:y1="0.473cm" svg:x2="5.067cm" svg:y2="0.473cm"><text:p/></draw:line><text:s text:c="4"/></text:p>
      <text:p text:style-name="P5"/>
      <text:p text:style-name="P5"><text:s text:c="7"/><text:span text:style-name="T4">q1</text:span>,...,<text:span text:style-name="T4">q</text:span>n |- n,Q -&gt; E<text:span text:style-name="T4">rror</text:span></text:p>
      <text:p text:style-name="P5"/>
      <text:p text:style-name="P5"/>
      <text:p text:style-name="P7">3.3 -</text:p>
      <text:p text:style-name="P7"/>
      <text:p text:style-name="P7">Pop.Q,q :: S → Q, S</text:p>
      <text:p text:style-name="P7">Push q.Q, S → Q, q :: S</text:p>
      <text:p text:style-name="P7">Swap.Q, q1::q2:: S → Q, q2 ::q1 :: S</text:p>
      <text:p text:style-name="P7">Add.Q, q1 :: q2 :: S → Q, q1 + q2 :: S</text:p>
      <text:p text:style-name="P7">Sub.Q, q1 :: q2 :: S → Q, q1 − q2 :: S</text:p>
      <text:p text:style-name="P7">Mul.Q, q1 :: q2 :: S → Q, q1∗ q2 :: S</text:p>
      <text:p text:style-name="P7">Div.Q, q1 :: q2 :: S → Q, q :: S (q <text:span text:style-name="T2">is the quotient of the euclidian division of q1 by q2</text:span> )</text:p>
      <text:p text:style-name="P7">Rem.Q, <text:span text:style-name="T2">q</text:span>1 :: <text:span text:style-name="T2">q</text:span>2 :: S → Q, r :: S (r <text:span text:style-name="T2">is </text:span>the rest of the euclidian division of <text:span text:style-name="T2">q</text:span>1 by <text:span text:style-name="T2">q</text:span>2 )</text:p>
      <text:p text:style-name="P7"><text:soft-page-break/>Add.Q, <text:span text:style-name="T2">q</text:span>::∅ → E<text:span text:style-name="T2">rror</text:span></text:p>
      <text:p text:style-name="P7">Sub.Q, <text:span text:style-name="T2">q</text:span> :: ∅ → E<text:span text:style-name="T2">rror</text:span></text:p>
      <text:p text:style-name="P7">Mul.Q, <text:span text:style-name="T2">q</text:span> :: ∅ → E<text:span text:style-name="T2">rror</text:span></text:p>
      <text:p text:style-name="P7">Div.Q, <text:span text:style-name="T2">q</text:span> :: ∅ → E<text:span text:style-name="T2">rror</text:span></text:p>
      <text:p text:style-name="P7">Rem.Q, <text:span text:style-name="T2">q</text:span> :: ∅ → E<text:span text:style-name="T2">rror</text:span></text:p>
      <text:p text:style-name="P7"><text:span text:style-name="T2">Sub</text:span>.Q, ∅ → E<text:span text:style-name="T2">rror</text:span></text:p>
      <text:p text:style-name="P7"><text:span text:style-name="T2">Swap</text:span>.Q, ∅ → E<text:span text:style-name="T2">rror</text:span></text:p>
      <text:p text:style-name="P7"><text:span text:style-name="T2">Add</text:span>.Q, ∅ → E<text:span text:style-name="T2">rror</text:span></text:p>
      <text:p text:style-name="P7"/>
      <text:p text:style-name="P4">Exercice 4:</text:p>
      <text:p text:style-name="P7"/>
      <text:p text:style-name="P8"><draw:custom-shape text:anchor-type="paragraph" draw:z-index="2" draw:name="Shape3" draw:style-name="gr3" svg:width="0.606cm" svg:height="0.182cm" svg:x="1.468cm" svg:y="0.13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ε <text:span text:style-name="T3">|-</text:span> Int <text:span text:style-name="T3">i</text:span> <text:s text:c="7"/>push <text:span text:style-name="T4">i</text:span></text:p>
      <text:p text:style-name="P8"/>
      <text:p text:style-name="P8"><draw:custom-shape text:anchor-type="paragraph" draw:z-index="3" draw:name="Shape4" draw:style-name="gr4" svg:width="0.606cm" svg:height="0.197cm" svg:x="1.348cm" svg:y="0.161cm"><text:p/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Shape5" draw:style-name="gr5" svg:width="0.65cm" svg:height="0.168cm" svg:x="4.464cm" svg:y="0.176cm"><text:p/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ε <text:span text:style-name="T3">|-</text:span> <text:s/><text:span text:style-name="T3">Q</text:span>1 <text:s text:c="7"/><text:span text:style-name="T3">expr</text:span>1 ε <text:span text:style-name="T3">|-</text:span> <text:span text:style-name="T3">Q</text:span>2 <text:s text:c="8"/><text:span text:style-name="T3">expr</text:span>2</text:p>
      <text:p text:style-name="P8"><draw:line text:anchor-type="paragraph" draw:z-index="0" draw:name="Shape1" draw:style-name="gr1" draw:text-style-name="P9" svg:x1="0.032cm" svg:y1="0.053cm" svg:x2="7.985cm" svg:y2="0.042cm"><text:p/></draw:line><draw:custom-shape text:anchor-type="paragraph" draw:z-index="7" draw:name="Shape4" draw:style-name="gr7" svg:width="0.606cm" svg:height="0.197cm" svg:x="4.794cm" svg:y="0.131cm"><text:p/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ε <text:span text:style-name="T4">|- </text:span>Binop(BinOp.t,<text:span text:style-name="T3">Q</text:span>1 ,<text:span text:style-name="T3">Q</text:span>2 ) <text:s text:c="6"/><text:span text:style-name="T3">Q</text:span>1 <text:span text:style-name="T3">Q</text:span>2 binop.t</text:p>
      <text:p text:style-name="P8"/>
      <text:p text:style-name="P8"><draw:custom-shape text:anchor-type="paragraph" draw:z-index="5" draw:name="Shape6" draw:style-name="gr6" svg:width="0.59cm" svg:height="0.212cm" svg:x="1.304cm" svg:y="0.1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ε <text:span text:style-name="T3">|-</text:span> <text:span text:style-name="T3">Q</text:span>1 <text:s text:c="7"/><text:span text:style-name="T3">expr</text:span></text:p>
      <text:p text:style-name="P8"><draw:line text:anchor-type="paragraph" draw:z-index="1" draw:name="Shape2" draw:style-name="gr2" draw:text-style-name="P10" svg:x1="0.048cm" svg:y1="0.046cm" svg:x2="6.126cm" svg:y2="0.046cm"><text:p/></draw:line><draw:custom-shape text:anchor-type="paragraph" draw:z-index="6" draw:name="Shape4" draw:style-name="gr7" svg:width="0.606cm" svg:height="0.197cm" svg:x="2.678cm" svg:y="0.122cm"><text:p/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ε <text:span text:style-name="T3">|- </text:span>Uminus <text:span text:style-name="T3">Q</text:span>1 <text:s text:c="7"/><text:span text:style-name="T3">expr</text:span> push 0 sub <text:s text:c="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ilver" draw:style="linear" draw:start-color="#4c4c4c" draw:end-color="#b3b3b3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5.4.5.1$Linux_X86_64 LibreOffice_project/40m0$Build-1</meta:generator>
    <meta:editing-cycles>0</meta:editing-cycles>
    <meta:editing-duration>P0D</meta:editing-duration>
    <meta:document-statistic meta:table-count="0" meta:image-count="0" meta:object-count="0" meta:page-count="2" meta:paragraph-count="42" meta:word-count="455" meta:character-count="2124" meta:non-whitespace-character-count="1645"/>
  </office:meta>
</office:document-meta>
</file>